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VITATIONS (5:1-11, 27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NVITATIONS (5:1-11, 27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 calls Peter, James, and John to become his disciples (5:1-11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sus calls Peter, James, and John to become his disciples (5:1-11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sus' sermon from Peter's boat (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esus' summons from Peter's boat (5:4-11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Jesus' summons from Peter's boat (5:4-1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"Go out where it is deeper and let down your nets, and you will catch many fish" (5:4-1 Oa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"From now on, you'll be fishing for people!" (5:10b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sus calls Peter, James, and John to become his disciples (5:1-11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esus' sermon from Peter's boat (5:1-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' summons from Peter's boat (5:4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INVITATIONS (5:1-11, 27-32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Jesus calls Peter, James, and John to become his disciples (5:1-11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esus calls Levi to become his disciple (5:27-3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Jesus calls Levi to become his disciple (5:27-32).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version of Levi (5:27-2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elebration by Levi (5:29-3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elebration by Levi (5:29-32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background (5:2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bitterness (5:3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basis (5:31-3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Jesus calls Levi to become his disciple (5:27-32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nversion of Levi (5:27-2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elebration by Levi (5:29-32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INVITATIONS (5:1-11, 27-32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Jesus calls Peter, James, and John to become his disciples (5:1-11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Jesus calls Levi to become his disciple (5:27-3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LUKE 5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INVITATIONS (5:1-11, 27-3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RESTORATIONS (5:12-2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-title-Title-Slide" presentation:presentation-page-layout-name="Master1-PPL1" draw:id="Slide-267">
        <draw:frame draw:id="id105" presentation:style-name="a592" draw:name="Title 1" svg:x="1.38in" svg:y="0.83in" svg:width="10.3in" svg:height="4.42in" presentation:class="title" presentation:placeholder="false">
          <draw:text-box>
            <text:p text:style-name="a591" text:class-names="" text:cond-style-name=""><text:span text:style-name="a589" text:class-names="">THE RESTORATIONS (5:12-26):<text:s text:c="1"/></text:span><text:span text:style-name="a590" text:class-names=""/></text:p>
          </draw:text-box>
          <svg:title/>
          <svg:desc/>
        </draw:frame>
        <draw:frame draw:id="id106" presentation:style-name="a597" draw:name="Subtitle 2" svg:x="1.38in" svg:y="5.25in" svg:width="10.3in" svg:height="1.85in" presentation:class="subtitle" presentation:placeholder="false">
          <draw:text-box>
            <text:p text:style-name="a594" text:class-names="" text:cond-style-name=""><text:span text:style-name="a593" text:class-names=""><text:s text:c="1"/>The healing of a leper (5:12-16)<text:s text:c="1"/></text:span></text:p>
            <text:p text:style-name="a596" text:class-names="" text:cond-style-name=""><text:span text:style-name="a595" text:class-names=""/></text:p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healing of a leper (5:12-16)<text:s text:c="1"/></text:span><text:span text:style-name="a600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tears (5:1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touch (5:1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is instruction (5:1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His testimony (5:15-1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RESTORATIONS (5:12-26):<text:s text:c="1"/></text:span><text:span text:style-name="a621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healing of a leper (5:12-16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healing of a paralytic (5:17-2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-title-Title-Slide" presentation:presentation-page-layout-name="Master1-PPL1" draw:id="Slide-270">
        <draw:frame draw:id="id111" presentation:style-name="a638" draw:name="Title 1" svg:x="1.38in" svg:y="0.83in" svg:width="10.3in" svg:height="4.42in" presentation:class="title" presentation:placeholder="false">
          <draw:text-box>
            <text:p text:style-name="a637" text:class-names="" text:cond-style-name=""><text:span text:style-name="a635" text:class-names=""><text:s text:c="1"/>The healing of a paralytic (5:17-26)<text:s text:c="1"/></text:span><text:span text:style-name="a636" text:class-names=""/></text:p>
          </draw:text-box>
          <svg:title/>
          <svg:desc/>
        </draw:frame>
        <draw:frame draw:id="id112" presentation:style-name="a643" draw:name="Subtitle 2" svg:x="1.38in" svg:y="5.25in" svg:width="10.3in" svg:height="1.85in" presentation:class="subtitle" presentation:placeholder="false">
          <draw:text-box>
            <text:p text:style-name="a640" text:class-names="" text:cond-style-name=""><text:span text:style-name="a639" text:class-names=""><text:s text:c="1"/>The companions of the sufferer (5:17-20, 24b-26):<text:s text:c="1"/></text:span></text:p>
            <text:p text:style-name="a642" text:class-names="" text:cond-style-name=""><text:span text:style-name="a641" text:class-names=""/></text:p>
          </draw:text-box>
          <svg:title/>
          <svg:desc/>
        </draw:frame>
      </draw:page>
      <draw:page draw:name="Slide16" draw:style-name="a644" draw:master-page-name="Master1-Layout1-title-Title-Slide" presentation:presentation-page-layout-name="Master1-PPL1" draw:id="Slide-271">
        <draw:frame draw:id="id113" presentation:style-name="a648" draw:name="Title 1" svg:x="1.38in" svg:y="0.83in" svg:width="10.3in" svg:height="4.42in" presentation:class="title" presentation:placeholder="false">
          <draw:text-box>
            <text:p text:style-name="a647" text:class-names="" text:cond-style-name=""><text:span text:style-name="a645" text:class-names=""><text:s text:c="1"/>The companions of the sufferer (5:17-20, 24b-26):<text:s text:c="1"/></text:span><text:span text:style-name="a646" text:class-names=""/></text:p>
          </draw:text-box>
          <svg:title/>
          <svg:desc/>
        </draw:frame>
        <draw:frame draw:id="id114" presentation:style-name="a653" draw:name="Subtitle 2" svg:x="1.38in" svg:y="5.25in" svg:width="10.3in" svg:height="1.85in" presentation:class="subtitle" presentation:placeholder="false">
          <draw:text-box>
            <text:p text:style-name="a650" text:class-names="" text:cond-style-name=""><text:span text:style-name="a649" text:class-names=""><text:s text:c="1"/>The helplessness (5:17-19): He is totally immobile, lying on a mat.<text:s text:c="1"/></text:span></text:p>
            <text:p text:style-name="a652" text:class-names="" text:cond-style-name=""><text:span text:style-name="a651" text:class-names=""/></text:p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helplessness (5:17-19): He is totally immobile, lying on a mat.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intervening by his friends (5:17-18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ingenuity of his friends (5:19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companions of the sufferer (5:17-20, 24b-26):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helplessness (5:17-19): He is totally immobile, lying on a mat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healing (5:20, 24b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healing (5:20, 24b-26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Spiritual healing (5:2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Physical healing (5:24b-2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companions of the sufferer (5:17-20, 24b-26):<text:s text:c="1"/></text:span><text:span text:style-name="a701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helplessness (5:17-19): He is totally immobile, lying on a mat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healing (5:20, 24b-26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healing of a paralytic (5:17-26)<text:s text:c="1"/></text:span><text:span text:style-name="a716" text:class-names=""/></text:p>
          </draw:text-box>
          <svg:title/>
          <svg:desc/>
        </draw:frame>
        <draw:frame draw:id="id124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companions of the sufferer (5:17-20, 24b-2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critics of the Savior (5:21-24a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2" draw:style-name="a729" draw:master-page-name="Master1-Layout12-tx-Title-and-Text" presentation:presentation-page-layout-name="Master1-PPL12" draw:id="Slide-277">
        <draw:frame draw:id="id125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critics of the Savior (5:21-24a)<text:s text:c="1"/></text:span><text:span text:style-name="a731" text:class-names=""/></text:p>
          </draw:text-box>
          <svg:title/>
          <svg:desc/>
        </draw:frame>
        <draw:frame draw:id="id126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ir denunciation (5: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His defense (5:22-24a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3" draw:style-name="a744" draw:master-page-name="Master1-Layout12-tx-Title-and-Text" presentation:presentation-page-layout-name="Master1-PPL12" draw:id="Slide-278">
        <draw:frame draw:id="id127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The healing of a paralytic (5:17-26)<text:s text:c="1"/></text:span><text:span text:style-name="a746" text:class-names=""/></text:p>
          </draw:text-box>
          <svg:title/>
          <svg:desc/>
        </draw:frame>
        <draw:frame draw:id="id128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companions of the sufferer (5:17-20, 24b-26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critics of the Savior (5:21-24a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4" draw:style-name="a759" draw:master-page-name="Master1-Layout12-tx-Title-and-Text" presentation:presentation-page-layout-name="Master1-PPL12" draw:id="Slide-279">
        <draw:frame draw:id="id129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THE RESTORATIONS (5:12-26):<text:s text:c="1"/></text:span><text:span text:style-name="a761" text:class-names=""/></text:p>
          </draw:text-box>
          <svg:title/>
          <svg:desc/>
        </draw:frame>
        <draw:frame draw:id="id130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healing of a leper (5:12-16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healing of a paralytic (5:17-2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5" draw:style-name="a774" draw:master-page-name="Master1-Layout12-tx-Title-and-Text" presentation:presentation-page-layout-name="Master1-PPL12" draw:id="Slide-280">
        <draw:frame draw:id="id131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LUKE 5</text:span><text:span text:style-name="a776" text:class-names=""/></text:p>
          </draw:text-box>
          <svg:title/>
          <svg:desc/>
        </draw:frame>
        <draw:frame draw:id="id132" presentation:style-name="a791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THE INVITATIONS (5:1-11, 27-32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RESTORATIONS (5:12-2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HE ILLUSTRATIONS (5:33-39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6" draw:style-name="a792" draw:master-page-name="Master1-Layout12-tx-Title-and-Text" presentation:presentation-page-layout-name="Master1-PPL12" draw:id="Slide-281">
        <draw:frame draw:id="id133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THE ILLUSTRATIONS (5:33-39):<text:s text:c="1"/></text:span><text:span text:style-name="a794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First illustration (5:33-35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Second illustration (5:36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ird illustration (5:37-39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LUKE 5</text:span><text:span text:style-name="a812" text:class-names=""/></text:p>
          </draw:text-box>
          <svg:title/>
          <svg:desc/>
        </draw:frame>
        <draw:frame draw:id="id136" presentation:style-name="a827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THE INVITATIONS (5:1-11, 27-32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RESTORATIONS (5:12-26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THE ILLUSTRATIONS (5:33-39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5</dc:title>
    <meta:initial-creator>David STRICKLAND</meta:initial-creator>
    <dc:creator>David STRICKLAND</dc:creator>
    <meta:creation-date>2020-02-22T19:29:36Z</meta:creation-date>
    <dc:date>2020-02-22T19:29:36Z</dc:date>
    <meta:template xlink:href="BibleStudy" xlink:type="simple"/>
    <meta:editing-cycles>1</meta:editing-cycles>
    <meta:editing-duration>PT0S</meta:editing-duration>
    <meta:document-statistic meta:paragraph-count="82" meta:word-count="720"/>
  </office:meta>
</office:document-meta>
</file>